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c-1/compute-the-factorial-of-a-large-number">Compute the factorial of a large number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c-1/compute-the-possibility-of-random-generation">Compute the possibility of random generation - Simens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c-1/distribute-coins">Distribute coins -- Adobe</text:a> </text:p>
          </table:table-cell>
          <table:table-cell table:style-name="ce8"/>
          <table:table-cell/>
        </table:table-row>
        <table:table-row table:style-name="ro1">
          <table:table-cell table:style-name="ce4" office:value-type="string">
            <text:p><text:a xlink:href="https://sites.google.com/site/spaceofjameschen/home/c-1/find-how-many-ways-can-you-make-an-amount-x----microsoft">Find how many ways can you make an amount ‘x’ -- Microsoft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c-1/find-the-maximum-of-two-number-without-if-else-instructions">Find the maximum of two number without if-else instructions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c-1/generate-random-between-1-7">Generate random between 1..7 -- Google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c-1/is-there-any-possibility-to-execute-a-function-after-main">Is there any possibility to execute a function after main()?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c-1/print-a-spiral-array">Print a spiral array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c-1/print-a-triangle">Print a triangle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c-1/print-hui-yang-triangle">Print Pascal triangle</text:a> </text:p>
          </table:table-cell>
          <table:table-cell table:number-columns-repeated="2"/>
        </table:table-row>
        <table:table-row table:style-name="ro2" table:number-rows-repeated="28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5:39</dc:date>
    <dc:creator>tejas </dc:creator>
    <meta:editing-duration>PT11M14S</meta:editing-duration>
    <meta:editing-cycles>12</meta:editing-cycles>
    <meta:generator>LibreOffice/3.5$Linux_x86 LibreOffice_project/350m1$Build-202</meta:generator>
    <meta:document-statistic meta:table-count="3" meta:cell-count="13" meta:object-count="0"/>
  </office:meta>
</office:document-meta>
</file>